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0a8430" officeooo:paragraph-rsid="00416260" style:font-size-asian="12pt" style:font-weight-asian="normal" style:font-size-complex="12pt" style:font-weight-complex="normal"/>
    </style:style>
    <style:style style:name="P2" style:family="paragraph" style:parent-style-name="Standard" style:list-style-name="L2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0a8430" officeooo:paragraph-rsid="004ae941" style:font-size-asian="12pt" style:font-weight-asian="normal" style:font-size-complex="12pt" style:font-weight-complex="normal"/>
    </style:style>
    <style:style style:name="P3" style:family="paragraph" style:parent-style-name="Standard" style:list-style-name="L3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0a8430" officeooo:paragraph-rsid="00416260" style:font-size-asian="12pt" style:font-weight-asian="normal" style:font-size-complex="12pt" style:font-weight-complex="normal"/>
    </style:style>
    <style:style style:name="P4" style:family="paragraph" style:parent-style-name="Standard" style:list-style-name="L4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0a8430" officeooo:paragraph-rsid="006515c2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0a8430" officeooo:paragraph-rsid="00416260" style:font-size-asian="12pt" style:font-weight-asian="normal" style:font-size-complex="12pt" style:font-weight-complex="normal"/>
    </style:style>
    <style:style style:name="P6" style:family="paragraph" style:parent-style-name="Standard" style:master-page-name="">
      <loext:graphic-properties draw:fill-gradient-name="gradient" draw:fill-hatch-name="hatch"/>
      <style:paragraph-properties style:page-number="auto" fo:keep-with-next="auto"/>
      <style:text-properties style:font-name="Minion Pro" fo:font-size="12pt" fo:font-weight="normal" officeooo:rsid="000a8430" officeooo:paragraph-rsid="006515c2" style:font-size-asian="12pt" style:font-weight-asian="normal" style:font-size-complex="12pt" style:font-weight-complex="normal"/>
    </style:style>
    <style:style style:name="P7" style:family="paragraph" style:parent-style-name="Standard" style:list-style-name="L5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52aae1" officeooo:paragraph-rsid="0052aae1" style:font-size-asian="12pt" style:font-weight-asian="normal" style:font-size-complex="12pt" style:font-weight-complex="normal"/>
    </style:style>
    <style:style style:name="P8" style:family="paragraph" style:parent-style-name="Standard" style:list-style-name="L5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510b98" officeooo:paragraph-rsid="00510b98" style:font-size-asian="12pt" style:font-weight-asian="normal" style:font-size-complex="12pt" style:font-weight-complex="normal"/>
    </style:style>
    <style:style style:name="P9" style:family="paragraph" style:parent-style-name="Standard" style:list-style-name="L12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0d4a16" officeooo:paragraph-rsid="0048ef24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0d4a16" officeooo:paragraph-rsid="0048ef24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-gradient-name="gradient" draw:fill-hatch-name="hatch"/>
      <style:paragraph-properties style:page-number="auto" fo:keep-with-next="auto"/>
      <style:text-properties style:font-name="Minion Pro" fo:font-size="12pt" fo:font-weight="normal" officeooo:rsid="000d4a16" officeooo:paragraph-rsid="0045e04a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-gradient-name="gradient" draw:fill-hatch-name="hatch"/>
      <style:paragraph-properties style:page-number="auto" fo:keep-with-next="auto"/>
      <style:text-properties style:font-name="Minion Pro" fo:font-size="12pt" fo:font-weight="normal" officeooo:rsid="00416260" officeooo:paragraph-rsid="00510b98" style:font-size-asian="12pt" style:font-weight-asian="normal" style:font-size-complex="12pt" style:font-weight-complex="normal"/>
    </style:style>
    <style:style style:name="P13" style:family="paragraph" style:parent-style-name="Standard" style:master-page-name="">
      <loext:graphic-properties draw:fill-gradient-name="gradient" draw:fill-hatch-name="hatch"/>
      <style:paragraph-properties style:page-number="auto" fo:keep-with-next="auto"/>
      <style:text-properties style:font-name="Minion Pro" fo:font-size="12pt" fo:font-weight="normal" officeooo:rsid="000b43d8" officeooo:paragraph-rsid="004d67e5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48b1e4" officeooo:paragraph-rsid="0048b1e4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25187b" officeooo:paragraph-rsid="002e5bf0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fo:font-weight="normal" officeooo:rsid="0025187b" officeooo:paragraph-rsid="000731f4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loext:graphic-properties draw:fill-gradient-name="gradient" draw:fill-hatch-name="hatch"/>
      <style:paragraph-properties fo:keep-with-next="auto"/>
      <style:text-properties style:font-name="Minion Pro" fo:font-size="12pt" officeooo:paragraph-rsid="005577a3"/>
    </style:style>
    <style:style style:name="P18" style:family="paragraph" style:parent-style-name="Standard" style:list-style-name="L7">
      <loext:graphic-properties draw:fill-gradient-name="gradient" draw:fill-hatch-name="hatch"/>
      <style:paragraph-properties fo:keep-with-next="auto"/>
      <style:text-properties style:font-name="Minion Pro" fo:font-size="12pt" officeooo:paragraph-rsid="0054909b" style:font-size-asian="12pt" style:font-size-complex="12pt"/>
    </style:style>
    <style:style style:name="P19" style:family="paragraph" style:parent-style-name="Standard" style:master-page-name="">
      <loext:graphic-properties draw:fill-gradient-name="gradient" draw:fill-hatch-name="hatch"/>
      <style:paragraph-properties style:page-number="auto" fo:keep-with-next="auto"/>
      <style:text-properties style:font-name="Minion Pro" fo:font-size="12pt" officeooo:rsid="0001f9f2" officeooo:paragraph-rsid="000731f4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officeooo:rsid="000e9bdb" officeooo:paragraph-rsid="000e9bdb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officeooo:rsid="000ff5ab" officeooo:paragraph-rsid="000ff5ab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officeooo:rsid="0005d10a" officeooo:paragraph-rsid="000731f4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officeooo:paragraph-rsid="000731f4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officeooo:paragraph-rsid="006ad266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fo:font-weight="bold" officeooo:rsid="001e170b" officeooo:paragraph-rsid="003b7fb7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fo:font-weight="bold" officeooo:rsid="000a8430" officeooo:paragraph-rsid="000731f4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fo:font-weight="bold" officeooo:rsid="0025187b" officeooo:paragraph-rsid="000731f4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keep-with-next="auto"/>
      <style:text-properties style:font-name="Minion Pro" fo:font-size="12pt" fo:font-weight="bold" officeooo:rsid="002bd483" officeooo:paragraph-rsid="000731f4" style:font-size-asian="12pt" style:font-weight-asian="bold" style:font-size-complex="12pt" style:font-weight-complex="bold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1ac66" officeooo:paragraph-rsid="0041626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1ac66" officeooo:paragraph-rsid="000bdfc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1ac66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4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160728" officeooo:paragraph-rsid="006515c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4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330c7" officeooo:paragraph-rsid="006515c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330c7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7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d4a16" officeooo:paragraph-rsid="00445da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8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d4a16" officeooo:paragraph-rsid="0045e04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0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d4a16" officeooo:paragraph-rsid="0045e04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master-page-name="">
      <loext:graphic-properties draw:fill-gradient-name="gradient" draw:fill-hatch-name="hatch"/>
      <style:paragraph-properties style:page-number="auto"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d4a16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d4a16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d4a16" officeooo:paragraph-rsid="00445da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d4a16" officeooo:paragraph-rsid="0042f29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d4a16" officeooo:paragraph-rsid="0045e04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7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4a90b" officeooo:paragraph-rsid="00445da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8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4a90b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9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4a90b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0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4a90b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1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4a90b" officeooo:paragraph-rsid="0048ef2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2" style:master-page-name="">
      <loext:graphic-properties draw:fill-gradient-name="gradient" draw:fill-hatch-name="hatch"/>
      <style:paragraph-properties style:page-number="auto"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4a90b" officeooo:paragraph-rsid="0048ef2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4a90b" officeooo:paragraph-rsid="0024a90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9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19337d" officeooo:paragraph-rsid="0045e04a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0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1ce548" officeooo:paragraph-rsid="0045e04a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0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6060bd" officeooo:paragraph-rsid="006060b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4d7100" officeooo:paragraph-rsid="0048b1e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ff5ab" officeooo:paragraph-rsid="000e9bdb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112603" officeooo:paragraph-rsid="000ff5ab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a8430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bdfca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master-page-name="">
      <loext:graphic-properties draw:fill-gradient-name="gradient" draw:fill-hatch-name="hatch"/>
      <style:paragraph-properties style:page-number="auto"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b43d8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f4490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5187b" officeooo:paragraph-rsid="002e5bf0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5187b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bd483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57c08e" officeooo:paragraph-rsid="000731f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930548" officeooo:paragraph-rsid="0028d3f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13e9b6" officeooo:paragraph-rsid="000731f4" style:font-size-asian="12pt" style:font-style-asian="normal" style:font-size-complex="12pt" style:font-style-complex="normal"/>
    </style:style>
    <style:style style:name="P66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8d1e0" officeooo:paragraph-rsid="000731f4" style:font-size-asian="12pt" style:font-style-asian="normal" style:font-size-complex="12pt" style:font-style-complex="normal"/>
    </style:style>
    <style:style style:name="P67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bdfca" officeooo:paragraph-rsid="000bdfca" style:font-size-asian="12pt" style:font-style-asian="normal" style:font-size-complex="12pt" style:font-style-complex="normal"/>
    </style:style>
    <style:style style:name="P68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2c64b3" officeooo:paragraph-rsid="002c64b3" style:font-size-asian="12pt" style:font-style-asian="normal" style:font-size-complex="12pt" style:font-style-complex="normal"/>
    </style:style>
    <style:style style:name="P69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510b98" officeooo:paragraph-rsid="00510b98" style:font-size-asian="12pt" style:font-style-asian="normal" style:font-size-complex="12pt" style:font-style-complex="normal"/>
    </style:style>
    <style:style style:name="P70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1f9f2" officeooo:paragraph-rsid="000731f4" style:font-size-asian="12pt" style:font-size-complex="12pt"/>
    </style:style>
    <style:style style:name="P71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381d69" officeooo:paragraph-rsid="00381d69" style:font-size-asian="12pt" style:font-size-complex="12pt"/>
    </style:style>
    <style:style style:name="P72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65f9b1" officeooo:paragraph-rsid="0065f9b1" style:font-size-asian="12pt" style:font-size-complex="12pt"/>
    </style:style>
    <style:style style:name="P73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2fded" officeooo:paragraph-rsid="000731f4" style:font-size-asian="12pt" style:font-size-complex="12pt"/>
    </style:style>
    <style:style style:name="P74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731f4" officeooo:paragraph-rsid="000731f4" style:font-size-asian="12pt" style:font-size-complex="12pt"/>
    </style:style>
    <style:style style:name="P75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974db" officeooo:paragraph-rsid="000974db" style:font-size-asian="12pt" style:font-size-complex="12pt"/>
    </style:style>
    <style:style style:name="P76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9f6d9" officeooo:paragraph-rsid="0009f6d9" style:font-size-asian="12pt" style:font-size-complex="12pt"/>
    </style:style>
    <style:style style:name="P77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505447" officeooo:paragraph-rsid="00505447" style:font-size-asian="12pt" style:font-size-complex="12pt"/>
    </style:style>
    <style:style style:name="P78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78ce1" officeooo:paragraph-rsid="000731f4" style:font-size-asian="12pt" style:font-size-complex="12pt"/>
    </style:style>
    <style:style style:name="P79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rsid="0005d10a" officeooo:paragraph-rsid="000731f4" style:font-size-asian="12pt" style:font-size-complex="12pt"/>
    </style:style>
    <style:style style:name="P80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normal" officeooo:paragraph-rsid="0045e04a" style:font-size-asian="12pt" style:font-size-complex="12pt"/>
    </style:style>
    <style:style style:name="P81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bold" officeooo:rsid="0005d10a" officeooo:paragraph-rsid="000731f4" style:font-size-asian="12pt" style:font-weight-asian="bold" style:font-size-complex="12pt" style:font-weight-complex="bold"/>
    </style:style>
    <style:style style:name="P82" style:family="paragraph" style:parent-style-name="Standard" style:master-page-name="">
      <loext:graphic-properties draw:fill-gradient-name="gradient" draw:fill-hatch-name="hatch"/>
      <style:paragraph-properties style:page-number="auto" fo:keep-with-next="auto"/>
      <style:text-properties fo:font-variant="normal" fo:text-transform="none" fo:color="#000000" loext:opacity="100%" style:font-name="Minion Pro" fo:font-size="12pt" fo:letter-spacing="normal" fo:font-style="normal" fo:font-weight="bold" officeooo:rsid="0005d10a" officeooo:paragraph-rsid="000731f4" style:font-size-asian="12pt" style:font-weight-asian="bold" style:font-size-complex="12pt" style:font-weight-complex="bold"/>
    </style:style>
    <style:style style:name="P83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bold" officeooo:rsid="0025187b" officeooo:paragraph-rsid="000731f4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loext:graphic-properties draw:fill-gradient-name="gradient" draw:fill-hatch-name="hatch"/>
      <style:paragraph-properties fo:keep-with-next="auto"/>
      <style:text-properties fo:font-variant="normal" fo:text-transform="none" fo:color="#000000" loext:opacity="100%" style:font-name="Minion Pro" fo:font-size="12pt" fo:letter-spacing="normal" fo:font-style="normal" fo:font-weight="bold" officeooo:rsid="002bd483" officeooo:paragraph-rsid="000731f4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 style:list-style-name="L6">
      <loext:graphic-properties draw:fill-gradient-name="gradient" draw:fill-hatch-name="hatch"/>
      <style:paragraph-properties fo:keep-with-next="auto"/>
      <style:text-properties officeooo:paragraph-rsid="005577a3"/>
    </style:style>
    <style:style style:name="P86" style:family="paragraph" style:parent-style-name="Standard">
      <loext:graphic-properties draw:fill-gradient-name="gradient" draw:fill-hatch-name="hatch"/>
      <style:paragraph-properties fo:keep-with-next="auto"/>
      <style:text-properties officeooo:paragraph-rsid="006a070d"/>
    </style:style>
    <style:style style:name="P87" style:family="paragraph" style:parent-style-name="Standard" style:list-style-name="L15">
      <loext:graphic-properties draw:fill-gradient-name="gradient" draw:fill-hatch-name="hatch"/>
      <style:paragraph-properties fo:keep-with-next="auto"/>
      <style:text-properties officeooo:paragraph-rsid="006a070d"/>
    </style:style>
    <style:style style:name="P88" style:family="paragraph" style:parent-style-name="Standard">
      <loext:graphic-properties draw:fill-gradient-name="gradient" draw:fill-hatch-name="hatch"/>
      <style:paragraph-properties fo:keep-with-next="auto"/>
      <style:text-properties fo:font-size="12pt" fo:font-weight="bold" officeooo:rsid="00930548" officeooo:paragraph-rsid="0028d3f3" style:font-size-asian="12pt" style:font-weight-asian="bold" style:font-size-complex="12pt" style:font-weight-complex="bold"/>
    </style:style>
    <style:style style:name="P89" style:family="paragraph" style:parent-style-name="Standard" style:master-page-name="">
      <loext:graphic-properties draw:fill-gradient-name="gradient" draw:fill-hatch-name="hatch"/>
      <style:paragraph-properties style:page-number="auto" fo:keep-with-next="auto"/>
      <style:text-properties officeooo:paragraph-rsid="0048ef24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df2de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3e9b6" style:font-style-asian="normal" style:font-style-complex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323c8" style:font-style-asian="normal" style:font-style-complex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0bdfca" style:font-style-asian="normal" style:font-style-complex="normal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09f6d9" style:font-style-asian="normal" style:font-style-complex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67fef8" style:font-style-asian="normal" style:font-style-complex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6ad266" style:font-style-asian="normal" style:font-style-complex="normal"/>
    </style:style>
    <style:style style:name="T9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53512e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366277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4a42fb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4d03cf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3a80f3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57c08e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0ff5ab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112603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12cb31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354bb4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3b7fb7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54909b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51c503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52663b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5288ae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52aae1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078ce1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29948c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5927bd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13e9b6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20d3ec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0731f4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09f6d9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00bdfca"/>
    </style:style>
    <style:style style:name="T34" style:family="text">
      <style:text-properties fo:font-variant="normal" fo:text-transform="none" fo:color="#000000" loext:opacity="100%" fo:letter-spacing="normal" fo:font-style="normal" fo:font-weight="normal" officeooo:rsid="00366a53"/>
    </style:style>
    <style:style style:name="T35" style:family="text">
      <style:text-properties fo:font-variant="normal" fo:text-transform="none" fo:color="#000000" loext:opacity="100%" fo:letter-spacing="normal" fo:font-style="normal" fo:font-weight="normal" officeooo:rsid="002330c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52aae1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4d67e5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16072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4d710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loext:opacity="100%" fo:letter-spacing="normal" fo:font-style="normal" style:font-style-asian="normal" style:font-style-complex="normal"/>
    </style:style>
    <style:style style:name="T41" style:family="text">
      <style:text-properties fo:font-variant="normal" fo:text-transform="none" fo:color="#000000" loext:opacity="100%" fo:letter-spacing="normal" fo:font-style="normal" officeooo:rsid="000b43d8" style:font-style-asian="normal" style:font-style-complex="normal"/>
    </style:style>
    <style:style style:name="T42" style:family="text">
      <style:text-properties fo:font-variant="normal" fo:text-transform="none" fo:color="#000000" loext:opacity="100%" fo:letter-spacing="normal" fo:font-style="normal" officeooo:rsid="000f4490" style:font-style-asian="normal" style:font-style-complex="normal"/>
    </style:style>
    <style:style style:name="T43" style:family="text">
      <style:text-properties fo:font-variant="normal" fo:text-transform="none" fo:color="#000000" loext:opacity="100%" fo:letter-spacing="normal" fo:font-style="normal" officeooo:rsid="00366277" style:font-style-asian="normal" style:font-style-complex="normal"/>
    </style:style>
    <style:style style:name="T44" style:family="text">
      <style:text-properties fo:font-variant="normal" fo:text-transform="none" fo:color="#000000" loext:opacity="100%" fo:letter-spacing="normal" fo:font-style="normal" officeooo:rsid="00417bb0" style:font-style-asian="normal" style:font-style-complex="normal"/>
    </style:style>
    <style:style style:name="T45" style:family="text">
      <style:text-properties fo:font-variant="normal" fo:text-transform="none" fo:color="#000000" loext:opacity="100%" fo:letter-spacing="normal" fo:font-style="normal" officeooo:rsid="003c4c70" style:font-style-asian="normal" style:font-style-complex="normal"/>
    </style:style>
    <style:style style:name="T46" style:family="text">
      <style:text-properties fo:font-variant="normal" fo:text-transform="none" fo:color="#000000" loext:opacity="100%" fo:letter-spacing="normal" fo:font-style="normal" officeooo:rsid="0027dad5" style:font-style-asian="normal" style:font-style-complex="normal"/>
    </style:style>
    <style:style style:name="T47" style:family="text">
      <style:text-properties fo:font-variant="normal" fo:text-transform="none" fo:color="#000000" loext:opacity="100%" fo:letter-spacing="normal" fo:font-style="normal" officeooo:rsid="00391ea6" style:font-style-asian="normal" style:font-style-complex="normal"/>
    </style:style>
    <style:style style:name="T48" style:family="text">
      <style:text-properties fo:font-variant="normal" fo:text-transform="none" fo:color="#000000" loext:opacity="100%" fo:letter-spacing="normal" fo:font-style="normal" officeooo:rsid="0049b6f3" style:font-style-asian="normal" style:font-style-complex="normal"/>
    </style:style>
    <style:style style:name="T49" style:family="text">
      <style:text-properties fo:font-variant="normal" fo:text-transform="none" fo:color="#000000" loext:opacity="100%" fo:letter-spacing="normal" fo:font-style="normal" officeooo:rsid="0053512e" style:font-style-asian="normal" style:font-style-complex="normal"/>
    </style:style>
    <style:style style:name="T50" style:family="text">
      <style:text-properties fo:font-variant="normal" fo:text-transform="none" fo:color="#000000" loext:opacity="100%" fo:letter-spacing="normal" fo:font-style="normal" officeooo:rsid="004b1145" style:font-style-asian="normal" style:font-style-complex="normal"/>
    </style:style>
    <style:style style:name="T51" style:family="text">
      <style:text-properties fo:font-variant="normal" fo:text-transform="none" fo:color="#000000" loext:opacity="100%" fo:letter-spacing="normal" fo:font-style="normal" officeooo:rsid="000bdfca" style:font-style-asian="normal" style:font-style-complex="normal"/>
    </style:style>
    <style:style style:name="T52" style:family="text">
      <style:text-properties fo:font-variant="normal" fo:text-transform="none" fo:color="#000000" loext:opacity="100%" fo:letter-spacing="normal" fo:font-style="normal" officeooo:rsid="000ce07b" style:font-style-asian="normal" style:font-style-complex="normal"/>
    </style:style>
    <style:style style:name="T53" style:family="text">
      <style:text-properties fo:font-variant="normal" fo:text-transform="none" fo:color="#000000" loext:opacity="100%" fo:letter-spacing="normal" fo:font-style="normal" officeooo:rsid="00160728" style:font-style-asian="normal" style:font-style-complex="normal"/>
    </style:style>
    <style:style style:name="T54" style:family="text">
      <style:text-properties fo:font-variant="normal" fo:text-transform="none" fo:color="#000000" loext:opacity="100%" fo:letter-spacing="normal" fo:font-style="normal" officeooo:rsid="0019337d" style:font-style-asian="normal" style:font-style-complex="normal"/>
    </style:style>
    <style:style style:name="T55" style:family="text">
      <style:text-properties fo:font-variant="normal" fo:text-transform="none" fo:color="#000000" loext:opacity="100%" fo:letter-spacing="normal" fo:font-style="normal" officeooo:rsid="001ce548" style:font-style-asian="normal" style:font-style-complex="normal"/>
    </style:style>
    <style:style style:name="T56" style:family="text">
      <style:text-properties fo:font-variant="normal" fo:text-transform="none" fo:color="#000000" loext:opacity="100%" fo:letter-spacing="normal" fo:font-style="normal" officeooo:rsid="00112603" style:font-style-asian="normal" style:font-style-complex="normal"/>
    </style:style>
    <style:style style:name="T57" style:family="text">
      <style:text-properties fo:font-variant="normal" fo:text-transform="none" fo:color="#000000" loext:opacity="100%" fo:letter-spacing="normal" fo:font-style="normal" officeooo:rsid="0021ac66" style:font-style-asian="normal" style:font-style-complex="normal"/>
    </style:style>
    <style:style style:name="T58" style:family="text">
      <style:text-properties fo:font-variant="normal" fo:text-transform="none" fo:color="#000000" loext:opacity="100%" fo:letter-spacing="normal" fo:font-style="normal" officeooo:rsid="002330c7" style:font-style-asian="normal" style:font-style-complex="normal"/>
    </style:style>
    <style:style style:name="T59" style:family="text">
      <style:text-properties fo:font-variant="normal" fo:text-transform="none" fo:color="#000000" loext:opacity="100%" fo:letter-spacing="normal" fo:font-style="normal" officeooo:rsid="002e5bf0" style:font-style-asian="normal" style:font-style-complex="normal"/>
    </style:style>
    <style:style style:name="T60" style:family="text">
      <style:text-properties fo:font-variant="normal" fo:text-transform="none" fo:color="#000000" loext:opacity="100%" fo:letter-spacing="normal" fo:font-style="normal" officeooo:rsid="003d1ae1" style:font-style-asian="normal" style:font-style-complex="normal"/>
    </style:style>
    <style:style style:name="T61" style:family="text">
      <style:text-properties fo:font-variant="normal" fo:text-transform="none" fo:color="#000000" loext:opacity="100%" fo:letter-spacing="normal" fo:font-style="normal" officeooo:rsid="00416260" style:font-style-asian="normal" style:font-style-complex="normal"/>
    </style:style>
    <style:style style:name="T62" style:family="text">
      <style:text-properties fo:font-variant="normal" fo:text-transform="none" fo:color="#000000" loext:opacity="100%" fo:letter-spacing="normal" fo:font-style="normal" officeooo:rsid="0042f294" style:font-style-asian="normal" style:font-style-complex="normal"/>
    </style:style>
    <style:style style:name="T63" style:family="text">
      <style:text-properties fo:font-variant="normal" fo:text-transform="none" fo:color="#000000" loext:opacity="100%" fo:letter-spacing="normal" fo:font-style="normal" officeooo:rsid="0047fdbf" style:font-style-asian="normal" style:font-style-complex="normal"/>
    </style:style>
    <style:style style:name="T64" style:family="text">
      <style:text-properties fo:font-variant="normal" fo:text-transform="none" fo:color="#000000" loext:opacity="100%" fo:letter-spacing="normal" fo:font-style="normal" officeooo:rsid="004ae941" style:font-style-asian="normal" style:font-style-complex="normal"/>
    </style:style>
    <style:style style:name="T65" style:family="text">
      <style:text-properties fo:font-variant="normal" fo:text-transform="none" fo:color="#000000" loext:opacity="100%" fo:letter-spacing="normal" fo:font-style="normal" officeooo:rsid="004bfc2b" style:font-style-asian="normal" style:font-style-complex="normal"/>
    </style:style>
    <style:style style:name="T66" style:family="text">
      <style:text-properties fo:font-variant="normal" fo:text-transform="none" fo:color="#000000" loext:opacity="100%" fo:letter-spacing="normal" fo:font-style="normal" officeooo:rsid="004d7100" style:font-style-asian="normal" style:font-style-complex="normal"/>
    </style:style>
    <style:style style:name="T67" style:family="text">
      <style:text-properties fo:font-variant="normal" fo:text-transform="none" fo:color="#000000" loext:opacity="100%" fo:letter-spacing="normal" fo:font-style="normal" officeooo:rsid="00510b98" style:font-style-asian="normal" style:font-style-complex="normal"/>
    </style:style>
    <style:style style:name="T68" style:family="text">
      <style:text-properties fo:font-variant="normal" fo:text-transform="none" fo:color="#000000" loext:opacity="100%" fo:letter-spacing="normal" fo:font-style="normal" officeooo:rsid="0051c503" style:font-style-asian="normal" style:font-style-complex="normal"/>
    </style:style>
    <style:style style:name="T69" style:family="text">
      <style:text-properties fo:font-variant="normal" fo:text-transform="none" fo:color="#000000" loext:opacity="100%" fo:letter-spacing="normal" fo:font-style="normal" officeooo:rsid="0052663b" style:font-style-asian="normal" style:font-style-complex="normal"/>
    </style:style>
    <style:style style:name="T70" style:family="text">
      <style:text-properties fo:font-variant="normal" fo:text-transform="none" fo:color="#000000" loext:opacity="100%" fo:letter-spacing="normal" fo:font-style="normal" officeooo:rsid="005288ae" style:font-style-asian="normal" style:font-style-complex="normal"/>
    </style:style>
    <style:style style:name="T71" style:family="text">
      <style:text-properties fo:font-variant="normal" fo:text-transform="none" fo:color="#000000" loext:opacity="100%" fo:letter-spacing="normal" fo:font-style="normal" officeooo:rsid="0052aae1" style:font-style-asian="normal" style:font-style-complex="normal"/>
    </style:style>
    <style:style style:name="T72" style:family="text">
      <style:text-properties fo:font-variant="normal" fo:text-transform="none" fo:color="#000000" loext:opacity="100%" fo:letter-spacing="normal" fo:font-style="normal" officeooo:rsid="005d5f4c" style:font-style-asian="normal" style:font-style-complex="normal"/>
    </style:style>
    <style:style style:name="T73" style:family="text">
      <style:text-properties fo:font-variant="normal" fo:text-transform="none" fo:color="#000000" loext:opacity="100%" fo:letter-spacing="normal" fo:font-style="normal" officeooo:rsid="005e0d29" style:font-style-asian="normal" style:font-style-complex="normal"/>
    </style:style>
    <style:style style:name="T74" style:family="text">
      <style:text-properties fo:font-variant="normal" fo:text-transform="none" fo:color="#000000" loext:opacity="100%" fo:letter-spacing="normal" fo:font-style="normal" officeooo:rsid="006060bd" style:font-style-asian="normal" style:font-style-complex="normal"/>
    </style:style>
    <style:style style:name="T75" style:family="text">
      <style:text-properties fo:font-variant="normal" fo:text-transform="none" fo:color="#000000" loext:opacity="100%" fo:letter-spacing="normal" fo:font-style="normal" officeooo:rsid="006244de" style:font-style-asian="normal" style:font-style-complex="normal"/>
    </style:style>
    <style:style style:name="T76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77" style:family="text">
      <style:text-properties fo:font-variant="normal" fo:text-transform="none" fo:color="#000000" loext:opacity="100%" fo:letter-spacing="normal" fo:font-style="normal" fo:font-weight="bold" officeooo:rsid="003a42e5" style:font-weight-asian="bold" style:font-weight-complex="bold"/>
    </style:style>
    <style:style style:name="T78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fo:color="#000000" loext:opacity="100%" fo:letter-spacing="normal" fo:font-style="italic" fo:font-weight="normal" officeooo:rsid="0009f6d9" style:font-style-asian="italic" style:font-style-complex="italic"/>
    </style:style>
    <style:style style:name="T80" style:family="text">
      <style:text-properties fo:font-variant="normal" fo:text-transform="none" fo:color="#000000" loext:opacity="100%" fo:letter-spacing="normal" fo:font-style="italic" fo:font-weight="normal" officeooo:rsid="0067fef8" style:font-style-asian="italic" style:font-style-complex="italic"/>
    </style:style>
    <style:style style:name="T81" style:family="text">
      <style:text-properties fo:font-variant="normal" fo:text-transform="none" fo:color="#000000" loext:opacity="100%" fo:letter-spacing="normal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font-variant="normal" fo:text-transform="none" fo:color="#000000" loext:opacity="100%" fo:letter-spacing="normal" fo:font-style="italic" fo:font-weight="normal" officeooo:rsid="005288ae" style:font-style-asian="italic" style:font-weight-asian="normal" style:font-style-complex="italic" style:font-weight-complex="normal"/>
    </style:style>
    <style:style style:name="T83" style:family="text">
      <style:text-properties fo:font-variant="normal" fo:text-transform="none" fo:color="#000000" loext:opacity="100%" fo:letter-spacing="normal" fo:font-style="italic" officeooo:rsid="005288ae" style:font-style-asian="italic" style:font-style-complex="italic"/>
    </style:style>
    <style:style style:name="T84" style:family="text">
      <style:text-properties fo:font-variant="normal" fo:text-transform="none" fo:color="#000000" loext:opacity="100%" fo:letter-spacing="normal" fo:font-style="italic" officeooo:rsid="000ce07b" style:font-style-asian="italic" style:font-style-complex="italic"/>
    </style:style>
    <style:style style:name="T85" style:family="text">
      <style:text-properties fo:font-variant="normal" fo:text-transform="none" fo:color="#000000" loext:opacity="100%" style:font-name="Minion Pro" fo:letter-spacing="normal"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Minion Pro" fo:letter-spacing="normal" fo:font-style="normal" fo:font-weight="normal" officeooo:rsid="009ab5c6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loext:opacity="100%" style:font-name="Minion Pro" fo:letter-spacing="normal" fo:font-style="normal" fo:font-weight="normal" officeooo:rsid="00966d00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000000" loext:opacity="100%" style:font-name="Minion Pro" fo:letter-spacing="normal" fo:font-style="normal" fo:font-weight="normal" officeooo:rsid="0031a78e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000000" loext:opacity="100%" style:font-name="Minion Pro" fo:letter-spacing="normal" fo:font-style="normal" fo:font-weight="normal" officeooo:rsid="0034d158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fo:color="#000000" loext:opacity="100%" style:font-name="Minion Pro" fo:letter-spacing="normal" fo:font-style="normal" style:font-style-asian="normal" style:font-style-complex="normal"/>
    </style:style>
    <style:style style:name="T91" style:family="text">
      <style:text-properties fo:font-variant="normal" fo:text-transform="none" fo:color="#000000" loext:opacity="100%" style:font-name="Minion Pro" fo:letter-spacing="normal" fo:font-style="normal" officeooo:rsid="009e1441" style:font-style-asian="normal" style:font-style-complex="normal"/>
    </style:style>
    <style:style style:name="T92" style:family="text">
      <style:text-properties fo:font-variant="normal" fo:text-transform="none" fo:color="#000000" loext:opacity="100%" style:font-name="Minion Pro" fo:letter-spacing="normal" fo:font-style="normal" officeooo:rsid="009b9bbe" style:font-style-asian="normal" style:font-style-complex="normal"/>
    </style:style>
    <style:style style:name="T93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0d4a16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19337d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47fdbf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2c07ea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2330c7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5577a3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6060bd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6a070d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4d7100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Minion Pro" fo:font-size="12pt" fo:letter-spacing="normal" fo:font-style="normal" fo:font-weight="normal" officeooo:rsid="006244de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Minion Pro" fo:font-size="12pt" fo:letter-spacing="normal" fo:font-style="normal" style:font-size-asian="12pt" style:font-style-asian="normal" style:font-size-complex="12pt" style:font-style-complex="normal"/>
    </style:style>
    <style:style style:name="T104" style:family="text">
      <style:text-properties fo:font-variant="normal" fo:text-transform="none" fo:color="#000000" loext:opacity="100%" style:font-name="Minion Pro" fo:font-size="12pt" fo:letter-spacing="normal" fo:font-style="normal" officeooo:rsid="005577a3" style:font-size-asian="12pt" style:font-style-asian="normal" style:font-size-complex="12pt" style:font-style-complex="normal"/>
    </style:style>
    <style:style style:name="T105" style:family="text">
      <style:text-properties officeooo:rsid="000731f4"/>
    </style:style>
    <style:style style:name="T106" style:family="text">
      <style:text-properties officeooo:rsid="0007d44d"/>
    </style:style>
    <style:style style:name="T107" style:family="text">
      <style:text-properties officeooo:rsid="000974db"/>
    </style:style>
    <style:style style:name="T108" style:family="text">
      <style:text-properties officeooo:rsid="0009f6d9"/>
    </style:style>
    <style:style style:name="T109" style:family="text">
      <style:text-properties fo:font-style="italic" officeooo:rsid="0009f6d9" style:font-style-asian="italic" style:font-style-complex="italic"/>
    </style:style>
    <style:style style:name="T110" style:family="text">
      <style:text-properties fo:font-style="italic" fo:font-weight="normal" officeooo:rsid="005fb9b4" style:font-style-asian="italic" style:font-weight-asian="normal" style:font-style-complex="italic" style:font-weight-complex="normal"/>
    </style:style>
    <style:style style:name="T111" style:family="text">
      <style:text-properties officeooo:rsid="0009f6d9" style:font-style-asian="normal" style:font-style-complex="normal"/>
    </style:style>
    <style:style style:name="T112" style:family="text">
      <style:text-properties officeooo:rsid="000b9bb6" style:font-style-asian="normal" style:font-style-complex="normal"/>
    </style:style>
    <style:style style:name="T113" style:family="text">
      <style:text-properties officeooo:rsid="000d4a16" style:font-style-asian="normal" style:font-weight-asian="normal" style:font-style-complex="normal" style:font-weight-complex="normal"/>
    </style:style>
    <style:style style:name="T114" style:family="text">
      <style:text-properties officeooo:rsid="0018a6e6" style:font-style-asian="normal" style:font-weight-asian="normal" style:font-style-complex="normal" style:font-weight-complex="normal"/>
    </style:style>
    <style:style style:name="T115" style:family="text">
      <style:text-properties officeooo:rsid="0047fdbf" style:font-style-asian="normal" style:font-weight-asian="normal" style:font-style-complex="normal" style:font-weight-complex="normal"/>
    </style:style>
    <style:style style:name="T116" style:family="text">
      <style:text-properties officeooo:rsid="000bdfca"/>
    </style:style>
    <style:style style:name="T117" style:family="text">
      <style:text-properties officeooo:rsid="00160728"/>
    </style:style>
    <style:style style:name="T118" style:family="text">
      <style:text-properties officeooo:rsid="0018a6e6"/>
    </style:style>
    <style:style style:name="T119" style:family="text">
      <style:text-properties officeooo:rsid="0019337d"/>
    </style:style>
    <style:style style:name="T120" style:family="text">
      <style:text-properties officeooo:rsid="001ce548"/>
    </style:style>
    <style:style style:name="T121" style:family="text">
      <style:text-properties officeooo:rsid="001e5009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weight="normal" officeooo:rsid="005fb9b4" style:font-weight-asian="normal" style:font-weight-complex="normal"/>
    </style:style>
    <style:style style:name="T124" style:family="text">
      <style:text-properties officeooo:rsid="003e8a8a"/>
    </style:style>
    <style:style style:name="T125" style:family="text">
      <style:text-properties officeooo:rsid="0042f294"/>
    </style:style>
    <style:style style:name="T126" style:family="text">
      <style:text-properties officeooo:rsid="00445da3"/>
    </style:style>
    <style:style style:name="T127" style:family="text">
      <style:text-properties officeooo:rsid="0044b226"/>
    </style:style>
    <style:style style:name="T128" style:family="text">
      <style:text-properties officeooo:rsid="0047fdbf"/>
    </style:style>
    <style:style style:name="T129" style:family="text">
      <style:text-properties officeooo:rsid="004e48fc"/>
    </style:style>
    <style:style style:name="T130" style:family="text">
      <style:text-properties officeooo:rsid="004f777d"/>
    </style:style>
    <style:style style:name="T131" style:family="text">
      <style:text-properties officeooo:rsid="00598112"/>
    </style:style>
    <style:style style:name="T132" style:family="text">
      <style:text-properties fo:font-style="normal" fo:font-weight="normal" officeooo:rsid="005fb9b4" style:font-style-asian="normal" style:font-weight-asian="normal" style:font-style-complex="normal" style:font-weight-complex="normal"/>
    </style:style>
    <style:style style:name="T133" style:family="text">
      <style:text-properties officeooo:rsid="0069767d"/>
    </style:style>
    <style:style style:name="T134" style:family="text">
      <style:text-properties officeooo:rsid="006ad2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ian University for Women</text:p>
      <text:p text:style-name="P70">PPE 3105 <text:span text:style-name="T130">Foundations</text:span><text:span text:style-name="T105"> </text:span><text:span text:style-name="T130">of</text:span><text:span text:style-name="T105"> International Relations</text:span></text:p>
      <text:p text:style-name="P70">Fall 2023</text:p>
      <text:p text:style-name="P70">Prof. Richard Sherman</text:p>
      <text:p text:style-name="P70"/>
      <text:p text:style-name="P71">Meeting times: Sunday and Tuesday, 3:30-5:10; <text:span text:style-name="T124">Room: UG 101</text:span></text:p>
      <text:p text:style-name="P71">Office hours: Monday and Wednesday, 2:00-5:00</text:p>
      <text:p text:style-name="P72">email: rss.pdx@gmail.com</text:p>
      <text:p text:style-name="P70"/>
      <text:p text:style-name="P81">Course introduction</text:p>
      <text:p text:style-name="P70"/>
      <text:p text:style-name="P73">This course provides an introduction to <text:span text:style-name="T105">International Relations (IR), which is obviously a large topic. We will cover only a small part of it. Our focus will be the international system from 1945 onward, but we will look back to earlier periods as well.</text:span></text:p>
      <text:p text:style-name="P73"/>
      <text:p text:style-name="P74">IR involves history, politics, economics, technology, religion, culture, climate, alliances, war, peace, <text:span text:style-name="T107">geography, natural resources</text:span> … (<text:span text:style-name="T106">Y</text:span>ou get the idea. It involves everything. <text:span text:style-name="T106">That’s why we study it</text:span>).</text:p>
      <text:p text:style-name="P74"/>
      <text:p text:style-name="P75">Our main text is <text:span text:style-name="T108">Stephanie Lawson, </text:span><text:span text:style-name="T109">Global Politics</text:span><text:span text:style-name="T111"> (Oxford: Oxford University Press, 2021), </text:span><text:span text:style-name="T112">available in our library.</text:span><text:span text:style-name="T111"> Some other web-based resources will be added to our reading list </text:span><text:span text:style-name="T112">as the course progresses</text:span><text:span text:style-name="T111">.</text:span></text:p>
      <text:p text:style-name="P76"/>
      <text:p text:style-name="P76">To succeed in this course, you need to:</text:p>
      <text:p text:style-name="P76"/>
      <text:p text:style-name="P76">1. Attend all the lectures</text:p>
      <text:p text:style-name="P76">2. Do all the reading</text:p>
      <text:p text:style-name="P76">3. Take short exams to demonstrate your knowledge</text:p>
      <text:p text:style-name="P76">4. Write short papers to demonstrate your understanding.</text:p>
      <text:p text:style-name="P77">5. As part of a group (3-5 women), give a final presentation.</text:p>
      <text:p text:style-name="P76"/>
      <text:p text:style-name="P20"><text:span text:style-name="T76">Please note: </text:span><text:span text:style-name="T77">i</text:span><text:span text:style-name="T78">f you get a 0 on an assignment, you get an F for the course.</text:span><text:span text:style-name="T9"> </text:span><text:span text:style-name="T16">This course is required for the PPE program. Please don’t force me to make you take it twice.</text:span></text:p>
      <text:p text:style-name="P54"/>
      <text:p text:style-name="P21"><text:span text:style-name="T9">I will give you clear guidelines on how to write your papers, and I will not surprise you with exam questions you’re not expecting … </text:span><text:span text:style-name="T17">unless you haven’t done the reading </text:span><text:span text:style-name="T18">and attended the lectures</text:span><text:span text:style-name="T17">.</text:span></text:p>
      <text:p text:style-name="P55"/>
      <text:p text:style-name="P25"><text:span text:style-name="T56">Y</text:span><text:span text:style-name="T40">ou need to read the news in English.</text:span><text:span text:style-name="T9"> If you don’t read the news, you shouldn’t take this course or be in the PPE program. There are not many good free sites, but the BBC is ok: </text:span><text:a xlink:type="simple" xlink:href="https://www.bbc.co.uk/" text:style-name="Internet_20_link" text:visited-style-name="Visited_20_Internet_20_Link"><text:span text:style-name="T122">https://www.bbc.co.uk</text:span></text:a><text:span text:style-name="T9">. </text:span><text:span text:style-name="T20">Also Al Jazeera, </text:span><text:a xlink:type="simple" xlink:href="https://www.aljazeera.com/" text:style-name="Internet_20_link" text:visited-style-name="Visited_20_Internet_20_Link"><text:span text:style-name="T122">https://www.aljazeera.com</text:span></text:a><text:span text:style-name="T20">. </text:span><text:span text:style-name="T19">Facebook is not news: it’s noise. </text:span></text:p>
      <text:p text:style-name="P78"/>
      <text:p text:style-name="P22"><text:span text:style-name="T26">To </text:span><text:span text:style-name="T1">end this introduction, a simple truth: the most important </text:span><text:span text:style-name="T31">thing</text:span><text:span text:style-name="T1"> you </text:span><text:span text:style-name="T34">can</text:span><text:span text:style-name="T1"> </text:span><text:span text:style-name="T32">do</text:span><text:span text:style-name="T1"> is to go the library and spend a lot of time there. </text:span><text:span text:style-name="T26">Your future self will thank you for every hour you spend reading.</text:span><text:span text:style-name="T27"> </text:span></text:p>
      <text:p text:style-name="P79"/>
      <text:p text:style-name="P82">What we will do</text:p>
      <text:p text:style-name="P79"/>
      <text:p text:style-name="P22"><text:soft-page-break/><text:span text:style-name="T26">1. </text:span><text:span text:style-name="T1">Through lectures, </text:span><text:span text:style-name="T28">readings</text:span><text:span text:style-name="T1"> and discussions we will gain an understanding of </text:span><text:span text:style-name="T33">IR, IR theory, and contemporary IR processes.</text:span></text:p>
      <text:p text:style-name="P78"/>
      <text:p text:style-name="P23"><text:span text:style-name="T26">2. We will read, study, and learn from </text:span><text:span text:style-name="T29">the main text</text:span><text:span text:style-name="T2">, </text:span><text:span text:style-name="T30">available in the AUW library</text:span><text:span text:style-name="T2">: </text:span><text:span text:style-name="T6">Stephanie Lawson, </text:span><text:span text:style-name="T79">Global Politics </text:span><text:span text:style-name="T80">(</text:span><text:span text:style-name="T6">Oxford: Oxford University Press, 2021</text:span><text:span text:style-name="T7">)</text:span><text:span text:style-name="T6">.</text:span></text:p>
      <text:p text:style-name="P65"/>
      <text:p text:style-name="P24"><text:span text:style-name="T5">This</text:span><text:span text:style-name="T3"> will be supplemented with </text:span><text:span text:style-name="T5">some </text:span><text:span text:style-name="T4">web-based resources </text:span><text:span text:style-name="T8">and chapter of </text:span><text:span text:style-name="T22">A</text:span><text:span text:style-name="T23">rjun Appadura</text:span><text:span text:style-name="T24">i, </text:span><text:span text:style-name="T82">Modernity at Large: Cultural Dimensions of Globalization </text:span><text:span text:style-name="T24">(</text:span><text:span text:style-name="T25">Minneapolis: University of Minnesota Press, 1996), ch. 1-3 (available in the AUW library)</text:span><text:span text:style-name="T4">.</text:span></text:p>
      <text:p text:style-name="P66"/>
      <text:p text:style-name="P66"><text:span text:style-name="T116">3.</text:span>. There will be short exams testing your knowledge of what we have studied.</text:p>
      <text:p text:style-name="P66"/>
      <text:p text:style-name="P67">4. You will write <text:span text:style-name="T134">one introductory paper and two</text:span> short papers <text:span text:style-name="T131">demonstrating your understanding of what we have studied</text:span>.</text:p>
      <text:p text:style-name="P67"/>
      <text:p text:style-name="P68">5. There will be some geography assignments.</text:p>
      <text:p text:style-name="P68"/>
      <text:p text:style-name="P69">6. As a group (3-5 women) you will give presentations on a (broad) topic to be assigned.</text:p>
      <text:p text:style-name="P66"/>
      <text:p text:style-name="P26"><text:span text:style-name="T40">Class schedule, subject to small changes. </text:span><text:span text:style-name="T41">Each week will begin with a review of the previous week.</text:span></text:p>
      <text:p text:style-name="P56"/>
      <text:p text:style-name="P5"><text:span text:style-name="T40">Week 1, </text:span><text:span text:style-name="T61">20/8</text:span><text:span text:style-name="T60">-</text:span><text:span text:style-name="T61">26/8</text:span><text:span text:style-name="T40">: <text:s/></text:span><text:span text:style-name="T41">Introduction. </text:span><text:span text:style-name="T40">The </text:span><text:span text:style-name="T51">Westphalian system</text:span><text:span text:style-name="T40">. </text:span><text:span text:style-name="T57">International anarchy. </text:span></text:p>
      <text:list xml:id="list1140694025" text:style-name="L1">
        <text:list-item>
          <text:p text:style-name="P1"><text:span text:style-name="T64">20/8: </text:span><text:span text:style-name="T51">First paper assignment. </text:span></text:p>
        </text:list-item>
        <text:list-item>
          <text:p text:style-name="P1"><text:span text:style-name="T64">20/8: </text:span><text:span text:style-name="T51">Geography assignment.</text:span></text:p>
        </text:list-item>
        <text:list-item>
          <text:p text:style-name="P29">Reading: Lawson, ch. 1.</text:p>
        </text:list-item>
      </text:list>
      <text:p text:style-name="P56"/>
      <text:p text:style-name="P5"><text:span text:style-name="T41">Week 2, </text:span><text:span text:style-name="T61">27/8</text:span><text:span text:style-name="T60">-</text:span><text:span text:style-name="T61">2/9</text:span><text:span text:style-name="T60">:</text:span><text:span text:style-name="T41"> </text:span><text:span text:style-name="T51">Empires, states, and nations. </text:span></text:p>
      <text:list xml:id="list1372214212" text:style-name="L2">
        <text:list-item>
          <text:p text:style-name="P2"><text:span text:style-name="T64">27/8: </text:span><text:span text:style-name="T51">Geography assignment due </text:span><text:span text:style-name="T52">(graded 0/1)</text:span><text:span text:style-name="T51">. </text:span></text:p>
        </text:list-item>
        <text:list-item>
          <text:p text:style-name="P2"><text:span text:style-name="T64">29/8: </text:span><text:span text:style-name="T51">First paper due </text:span><text:span text:style-name="T52">(graded 0/1</text:span><text:span text:style-name="T84">)</text:span><text:span text:style-name="T51">. </text:span></text:p>
        </text:list-item>
        <text:list-item>
          <text:p text:style-name="P30">Reading: Lawson, ch. 2.</text:p>
        </text:list-item>
      </text:list>
      <text:p text:style-name="P57"/>
      <text:p text:style-name="P5"><text:span text:style-name="T40">Week </text:span><text:span text:style-name="T41">3, </text:span><text:span text:style-name="T72">3/9</text:span><text:span text:style-name="T61">-9/9</text:span><text:span text:style-name="T40">: </text:span><text:span text:style-name="T53">Theories of International Relations. </text:span></text:p>
      <text:list xml:id="list3785075913" text:style-name="L3">
        <text:list-item>
          <text:p text:style-name="P3"><text:span text:style-name="T65">3/9: </text:span><text:span text:style-name="T53">Geography assignment. </text:span></text:p>
        </text:list-item>
        <text:list-item>
          <text:p text:style-name="P3"><text:span text:style-name="T65">5/9: </text:span><text:span text:style-name="T55">Short exam (graded normally).</text:span></text:p>
        </text:list-item>
        <text:list-item>
          <text:p text:style-name="P31">Reading: Lawson, ch. 3.</text:p>
        </text:list-item>
      </text:list>
      <text:p text:style-name="P56"/>
      <text:p text:style-name="P6"><text:span text:style-name="T40">Week </text:span><text:span text:style-name="T41">4, </text:span><text:span text:style-name="T61">10/9-16/9</text:span><text:span text:style-name="T40">: </text:span><text:span text:style-name="T53">Questioning IR theory</text:span><text:span text:style-name="T65">10/9: </text:span></text:p>
      <text:list xml:id="list4001104559" text:style-name="L4">
        <text:list-item>
          <text:p text:style-name="P32">Geography assignment due (graded 0/1). </text:p>
        </text:list-item>
        <text:list-item>
          <text:p text:style-name="P4"><text:span text:style-name="T65">10/9: </text:span><text:span text:style-name="T53">Second paper assignment.</text:span></text:p>
        </text:list-item>
        <text:list-item>
          <text:p text:style-name="P33">Reading: Lawson, ch. 4</text:p>
        </text:list-item>
      </text:list>
      <text:p text:style-name="P58"/>
      <text:p text:style-name="P13"><text:span text:style-name="T40">Week 5, </text:span><text:span text:style-name="T61">17/9-2</text:span><text:span text:style-name="T68">3</text:span><text:span text:style-name="T61">/9</text:span><text:span text:style-name="T40">: </text:span><text:span text:style-name="T73">Alternate</text:span><text:span text:style-name="T67"> </text:span><text:span text:style-name="T73">ways of thinking about IR and globalization</text:span></text:p>
      <text:list xml:id="list1519857250" text:style-name="L5">
        <text:list-item>
          <text:p text:style-name="P7"><text:span text:style-name="T71">R</text:span><text:span text:style-name="T40">eading: Lawson, ch. 5</text:span></text:p>
        </text:list-item>
        <text:list-item>
          <text:p text:style-name="P8"><text:span text:style-name="T71">Reading: </text:span><text:span text:style-name="T68">A</text:span><text:span text:style-name="T69">rjun Appadura</text:span><text:span text:style-name="T70">i, </text:span><text:span text:style-name="T83">Modernity at Large: Cultural Dimensions of Globalization </text:span><text:span text:style-name="T70">(</text:span><text:span text:style-name="T71">Minneapolis: University of Minnesota Press, 1996), ch. 1-3 (available in the AUW library)</text:span></text:p>
        </text:list-item>
      </text:list>
      <text:p text:style-name="P34"><text:soft-page-break/></text:p>
      <text:p text:style-name="P12"><text:span text:style-name="T58">W</text:span><text:span text:style-name="T40">eek 6, </text:span><text:span text:style-name="T62">24/9-30/9: </text:span><text:span text:style-name="T53">Politics of security. </text:span></text:p>
      <text:list xml:id="list331474415" text:style-name="L6">
        <text:list-item>
          <text:p text:style-name="P17"><text:span text:style-name="T36">24</text:span><text:span text:style-name="T37">/9: </text:span><text:span text:style-name="T38">Second paper due (graded normally).</text:span></text:p>
        </text:list-item>
        <text:list-item>
          <text:p text:style-name="P17"><text:span text:style-name="T35">Reading: Lawson, ch. </text:span><text:span text:style-name="T39">6</text:span><text:span text:style-name="T35">.</text:span></text:p>
        </text:list-item>
        <text:list-item>
          <text:p text:style-name="P85"><text:span text:style-name="T97">R</text:span><text:span text:style-name="T98">eading: </text:span><text:span text:style-name="T103">Andreas M. Bock </text:span><text:span text:style-name="T104">and </text:span><text:span text:style-name="T103">Ingo Henneberg, ‘Theoretical reflections on Stephan M. Walt’s “Balance of Threat” Theory’ (Arbeitspapiere zur Internationalen Politik und Außenpolitik, Lehrstuhl Internationale Politik Universität zu Köln, 2013) </text:span><text:a xlink:type="simple" xlink:href="https://jaeger.uni-koeln.de/fileadmin/templates/publikationen/aipa/AIPA_2_2013.pdf" text:style-name="Internet_20_link" text:visited-style-name="Visited_20_Internet_20_Link">https://jaeger.uni-koeln.de/fileadmin/templates/publikationen/aipa/AIPA_2_2013.pdf</text:a></text:p>
        </text:list-item>
      </text:list>
      <text:p text:style-name="P38"/>
      <text:p text:style-name="P40">Week 7: <text:span text:style-name="T125">1/10-7/10: </text:span><text:span text:style-name="T126">I</text:span><text:span text:style-name="T117">nternational Organizations. </text:span></text:p>
      <text:list xml:id="list1139419038" text:style-name="L7">
        <text:list-item>
          <text:p text:style-name="P35"><text:span text:style-name="T129">1/10: </text:span><text:span text:style-name="T118">Geography assignment. </text:span></text:p>
        </text:list-item>
        <text:list-item>
          <text:p text:style-name="P35"><text:span text:style-name="T129">3/10: </text:span><text:span text:style-name="T120">Short exam (graded normally).</text:span></text:p>
        </text:list-item>
        <text:list-item>
          <text:p text:style-name="P43">Reading: Lawson, ch. 7.</text:p>
        </text:list-item>
        <text:list-item>
          <text:p text:style-name="P18"><text:span text:style-name="T21">Reading: </text:span>Michael N. Barnett and Martha Finnemore, ‘<text:span text:style-name="T122">The Politics, Power, and Pathologies of International Orga</text:span><text:span text:style-name="T123">n</text:span><text:span text:style-name="T122">izations’, </text:span><text:span text:style-name="T110">International Organization </text:span><text:span text:style-name="T132">vol. 53, no. 4, Autumn 1999: 699-732.</text:span></text:p>
        </text:list-item>
      </text:list>
      <text:p text:style-name="P39"/>
      <text:p text:style-name="P41">Week 8, <text:span text:style-name="T125">8/10-14/10</text:span>: <text:span text:style-name="T127">Fall break!</text:span></text:p>
      <text:p text:style-name="P39"/>
      <text:p text:style-name="P42">Week 9, <text:span text:style-name="T128">15/10-21/10:</text:span> <text:span text:style-name="T118">International Law. </text:span></text:p>
      <text:list xml:id="list2756685018" text:style-name="L8">
        <text:list-item>
          <text:p text:style-name="P36"><text:span text:style-name="T118">Geography assignment due </text:span><text:span text:style-name="T121">(graded 0/1)</text:span><text:span text:style-name="T118">. </text:span></text:p>
        </text:list-item>
        <text:list-item>
          <text:p text:style-name="P44">Reading: Lawson, ch. 8.</text:p>
        </text:list-item>
      </text:list>
      <text:p text:style-name="P39"/>
      <text:p text:style-name="P80"><text:span text:style-name="T113">Week 10</text:span><text:span text:style-name="T115">, 22/10-28/10</text:span><text:span text:style-name="T113">: </text:span><text:span text:style-name="T114">Diplomacy and Foreign Policy. </text:span></text:p>
      <text:list xml:id="list2901104115" text:style-name="L9">
        <text:list-item>
          <text:p text:style-name="P50">Geography assignment. </text:p>
        </text:list-item>
        <text:list-item>
          <text:p text:style-name="P45">Reading: Lawson, ch. 9</text:p>
        </text:list-item>
      </text:list>
      <text:p text:style-name="P39"/>
      <text:p text:style-name="P42">Week 11, <text:span text:style-name="T128">29/10-4/11</text:span>: <text:span text:style-name="T119">Global political economy. </text:span></text:p>
      <text:list xml:id="list3239365935" text:style-name="L10">
        <text:list-item>
          <text:p text:style-name="P37"><text:span text:style-name="T119">Geography assignment due </text:span><text:span text:style-name="T120">(graded 0/1)</text:span><text:span text:style-name="T119">. </text:span></text:p>
        </text:list-item>
        <text:list-item>
          <text:p text:style-name="P51">Short exam (graded normally).</text:p>
        </text:list-item>
        <text:list-item>
          <text:p text:style-name="P52">Third paper assignment.</text:p>
        </text:list-item>
        <text:list-item>
          <text:p text:style-name="P46">Reading: Lawson, ch. 10.</text:p>
        </text:list-item>
      </text:list>
      <text:p text:style-name="P39"/>
      <text:p text:style-name="P89"><text:span text:style-name="T93">Week 12, </text:span><text:span text:style-name="T99">5</text:span><text:span text:style-name="T95">/11-1</text:span><text:span text:style-name="T99">1</text:span><text:span text:style-name="T95">/11</text:span><text:span text:style-name="T93">: </text:span><text:span text:style-name="T94">Can we survive? Global politics in the anthropocene </text:span><text:span text:style-name="T96">era</text:span><text:span text:style-name="T94">.</text:span></text:p>
      <text:list xml:id="list4165103625" text:style-name="L11">
        <text:list-item>
          <text:p text:style-name="P47">Reading: Lawson., ch. 11.</text:p>
        </text:list-item>
      </text:list>
      <text:p text:style-name="P39"/>
      <text:p text:style-name="P10"><text:span text:style-name="T40">Week 13, </text:span><text:span text:style-name="T63">1</text:span><text:span text:style-name="T74">2</text:span><text:span text:style-name="T63">/11-</text:span><text:span text:style-name="T74">18</text:span><text:span text:style-name="T63">/11:</text:span><text:span text:style-name="T40"> </text:span><text:span text:style-name="T54">Justice and international relations. </text:span></text:p>
      <text:list xml:id="list4055909771" text:style-name="L12">
        <text:list-item>
          <text:p text:style-name="P9"><text:span text:style-name="T66">21/11: </text:span><text:span text:style-name="T54">Third paper due </text:span><text:span text:style-name="T55">(graded normally)</text:span><text:span text:style-name="T54">. </text:span><text:span text:style-name="T42"><text:s/></text:span></text:p>
        </text:list-item>
        <text:list-item>
          <text:p text:style-name="P48">Reading: Lawson, ch. 12.</text:p>
        </text:list-item>
      </text:list>
      <text:p text:style-name="P39"/>
      <text:p text:style-name="P11"><text:span text:style-name="T40">Week 14, </text:span><text:span text:style-name="T74">19/</text:span><text:span text:style-name="T63">11-2</text:span><text:span text:style-name="T74">5/</text:span><text:span text:style-name="T63">1</text:span><text:span text:style-name="T74">1</text:span><text:span text:style-name="T40">: </text:span><text:span text:style-name="T74">Work on presentations (in class, with my help)</text:span></text:p>
      <text:p text:style-name="P49"/>
      <text:p text:style-name="P14"><text:span text:style-name="T40">Week 15, </text:span><text:span text:style-name="T75">26/11</text:span><text:span text:style-name="T40">-</text:span><text:span text:style-name="T75">2</text:span><text:span text:style-name="T40">/12: </text:span><text:span text:style-name="T66">Student presentations</text:span></text:p>
      <text:p text:style-name="P53"/>
      <text:p text:style-name="P86"><text:span text:style-name="T101">W</text:span><text:span text:style-name="T102">eek 16, 3/12-9/12: Student presentations</text:span></text:p>
      <text:list xml:id="list77729164" text:style-name="L15">
        <text:list-item>
          <text:p text:style-name="P87"><text:soft-page-break/><text:span text:style-name="T100">Presentation materials due (via email)</text:span></text:p>
        </text:list-item>
      </text:list>
      <text:p text:style-name="P59"/>
      <text:p text:style-name="P27"><text:span text:style-name="T42">P</text:span><text:span text:style-name="T40">lagiarism</text:span></text:p>
      <text:p text:style-name="P83"/>
      <text:p text:style-name="P15"><text:span text:style-name="T40">Don’t cheat! I will know! You will receive a failing grade! </text:span><text:span text:style-name="T59">I’ve done this many times.</text:span><text:span text:style-name="T40"> </text:span></text:p>
      <text:p text:style-name="P60"/>
      <text:p text:style-name="P15"><text:span text:style-name="T40">This is a required course for PPE students. Please don’t </text:span><text:span text:style-name="T43">force me to </text:span><text:span text:style-name="T40">ma</text:span><text:span text:style-name="T43">ke</text:span><text:span text:style-name="T40"> you to take it twice, </text:span><text:span text:style-name="T44">or worse</text:span><text:span text:style-name="T40">.</text:span></text:p>
      <text:p text:style-name="P61"/>
      <text:p text:style-name="P83">Readings</text:p>
      <text:p text:style-name="P61"/>
      <text:p text:style-name="P27"><text:span text:style-name="T9">I will not discuss </text:span><text:span text:style-name="T10">every</text:span><text:span text:style-name="T9"> required reading in class. I </text:span><text:span text:style-name="T81">will</text:span><text:span text:style-name="T9"> test you on the readings. If I ask you to read something, you need to read it. Again, don’t </text:span><text:span text:style-name="T11">force</text:span><text:span text:style-name="T9"> me </text:span><text:span text:style-name="T11">to make</text:span><text:span text:style-name="T9"> you to take this course twice.</text:span></text:p>
      <text:p text:style-name="P61"/>
      <text:p text:style-name="P83">In class</text:p>
      <text:p text:style-name="P83"/>
      <text:p text:style-name="P16"><text:span text:style-name="T40">I want you to participate extensively </text:span><text:span text:style-name="T45">in class</text:span><text:span text:style-name="T40">. </text:span><text:span text:style-name="T46">Just r</text:span><text:span text:style-name="T40">aise your hand. Only one person talks at a time. </text:span></text:p>
      <text:p text:style-name="P61"/>
      <text:p text:style-name="P16"><text:span text:style-name="T46">Neither I nor your fellow students want to be </text:span><text:span text:style-name="T40">distracted by you having a side conversation </text:span><text:span text:style-name="T47">during class </text:span><text:span text:style-name="T48">(or playing with your phone, etc.)</text:span><text:span text:style-name="T47">. </text:span><text:span text:style-name="T49">You</text:span><text:span text:style-name="T50"> are adults. </text:span><text:span text:style-name="T49">I expect you to behave as adults.</text:span></text:p>
      <text:p text:style-name="P61"/>
      <text:p text:style-name="P83">Contacting me</text:p>
      <text:p text:style-name="P61"/>
      <text:p text:style-name="P27"><text:span text:style-name="T9">I am available during my office hours and by appointment </text:span><text:span text:style-name="T12">(</text:span><text:span text:style-name="T9">or surprise</text:span><text:span text:style-name="T12">)</text:span><text:span text:style-name="T9">. If you email me, please be brief </text:span><text:span text:style-name="T13">but clear</text:span><text:span text:style-name="T9">. </text:span></text:p>
      <text:p text:style-name="P27"/>
      <text:p text:style-name="P84">Names</text:p>
      <text:p text:style-name="P62"/>
      <text:p text:style-name="P28"><text:span text:style-name="T9">Naming conventions differ wildly from place to place (</text:span><text:span text:style-name="T14">and</text:span><text:span text:style-name="T9"> language to language). Please call me ‘Professor Sherman’ and tell me how I should address you. </text:span><text:span text:style-name="T15">It will take some time for me to learn your names.</text:span></text:p>
      <text:p text:style-name="P63"/>
      <text:p text:style-name="P88"><text:span text:style-name="T91">About y</text:span><text:span text:style-name="T90">our </text:span><text:span text:style-name="T92">p</text:span><text:span text:style-name="T90">rofessor</text:span></text:p>
      <text:p text:style-name="P64"/>
      <text:p text:style-name="P88"><text:span text:style-name="T85">My Ph.D. is in Political Science from the University of Washington. </text:span><text:span text:style-name="T87">My expertise is in the area of international relations, with a focus on economic issues.</text:span><text:span text:style-name="T85"> I have </text:span><text:span text:style-name="T87">been a professor</text:span><text:span text:style-name="T85"> at </text:span><text:span text:style-name="T87">universities in the USA, the Netherlands, Chile, Korea, Cambodia, and Bangladesh. You can find my research in </text:span><text:span text:style-name="T89">a number of </text:span><text:span text:style-name="T87">scholarly journals, </text:span><text:span text:style-name="T88">and </text:span><text:span text:style-name="T86">I’ve worked in government and in consulting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15T18:34:46.657339680</meta:creation-date>
    <dc:date>2023-08-06T16:11:15.971652103</dc:date>
    <meta:editing-duration>P5DT19H12M13S</meta:editing-duration>
    <meta:editing-cycles>57</meta:editing-cycles>
    <meta:generator>LibreOffice/7.3.1.3$MacOSX_X86_64 LibreOffice_project/a69ca51ded25f3eefd52d7bf9a5fad8c90b87951</meta:generator>
    <meta:document-statistic meta:table-count="0" meta:image-count="0" meta:object-count="0" meta:page-count="4" meta:paragraph-count="93" meta:word-count="1107" meta:character-count="6879" meta:non-whitespace-character-count="5870"/>
  </office:meta>
</office:document-meta>
</file>